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5dd" officeooo:paragraph-rsid="001d65dd"/>
    </style:style>
    <style:style style:name="T1" style:family="text">
      <style:text-properties officeooo:rsid="00224083"/>
    </style:style>
    <style:style style:name="T2" style:family="text">
      <style:text-properties officeooo:rsid="002b26d0"/>
    </style:style>
    <style:style style:name="T3" style:family="text">
      <style:text-properties officeooo:rsid="003e0158"/>
    </style:style>
    <style:style style:name="T4" style:family="text">
      <style:text-properties officeooo:rsid="003ef8b1"/>
    </style:style>
    <style:style style:name="T5" style:family="text">
      <style:text-properties officeooo:rsid="00451dd2"/>
    </style:style>
    <style:style style:name="T6" style:family="text">
      <style:text-properties officeooo:rsid="004df715"/>
    </style:style>
    <style:style style:name="T7" style:family="text">
      <style:text-properties officeooo:rsid="00536d51"/>
    </style:style>
    <style:style style:name="T8" style:family="text">
      <style:text-properties officeooo:rsid="00542a6d"/>
    </style:style>
    <style:style style:name="T9" style:family="text">
      <style:text-properties officeooo:rsid="00564536"/>
    </style:style>
    <style:style style:name="T10" style:family="text">
      <style:text-properties officeooo:rsid="00577f3e"/>
    </style:style>
    <style:style style:name="T11" style:family="text">
      <style:text-properties officeooo:rsid="00581997"/>
    </style:style>
    <style:style style:name="T12" style:family="text">
      <style:text-properties officeooo:rsid="005ab3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job market paper studies the effect of noncompete agreements on productivity growth. Using a novel data set linking venture-capital funded startup founders to <text:span text:style-name="T2">their </text:span>previous employers, the paper provides evidence <text:span text:style-name="T2">for a relationship between </text:span>corporate R&amp;D spending <text:span text:style-name="T2">and subsequent </text:span>within-industry employee spinout formation. <text:span text:style-name="T10">A structural policy </text:span><text:span text:style-name="T11">counterfactual </text:span><text:span text:style-name="T12">analysis </text:span>finds that <text:span text:style-name="T3">loosening restrictions on </text:span>noncompete agreements increase<text:span text:style-name="T4">s</text:span> <text:span text:style-name="T5">productivity </text:span><text:span text:style-name="T1">growth </text:span><text:span text:style-name="T5">by </text:span><text:span text:style-name="T6">shifting R&amp;D employment from creative destruction to own product innovatio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2:36:16.187183522</meta:creation-date>
    <dc:date>2020-10-23T14:31:54.138763342</dc:date>
    <meta:editing-duration>PT1H55M29S</meta:editing-duration>
    <meta:editing-cycles>27</meta:editing-cycles>
    <meta:generator>LibreOffice/6.4.6.2$Linux_X86_64 LibreOffice_project/40$Build-2</meta:generator>
    <meta:document-statistic meta:table-count="0" meta:image-count="0" meta:object-count="0" meta:page-count="1" meta:paragraph-count="1" meta:word-count="70" meta:character-count="538" meta:non-whitespace-character-count="469"/>
  </office:meta>
</office:document-meta>
</file>